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solid" draw:fill-color="#729fcf"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fill="solid"/>
    </style:style>
    <style:style style:name="pr5" style:family="presentation" style:parent-style-name="Default-notes">
      <style:graphic-properties draw:fill-color="#ffffff" fo:min-height="13.364cm"/>
    </style:style>
    <style:style style:name="pr6" style:family="presentation" style:parent-style-name="Default-title">
      <style:graphic-properties svg:stroke-color="#729fcf" draw:fill="solid"/>
    </style:style>
    <style:style style:name="P1" style:family="paragraph">
      <style:paragraph-properties fo:margin-top="0cm" fo:margin-bottom="0cm" fo:text-align="start"/>
      <style:text-properties fo:font-size="24pt" style:font-size-asian="24pt" style:font-size-complex="24pt"/>
    </style:style>
    <style:style style:name="P2" style:family="paragraph">
      <style:text-properties fo:font-size="24pt" style:font-size-asian="24pt" style:font-size-complex="24pt"/>
    </style:style>
    <style:style style:name="P3" style:family="paragraph">
      <style:text-properties fo:font-size="22pt" style:font-size-asian="22pt" style:font-size-complex="22pt"/>
    </style:style>
    <style:style style:name="P4" style:family="paragraph">
      <style:paragraph-properties fo:margin-top="0cm" fo:margin-bottom="0cm"/>
      <style:text-properties fo:font-size="22pt" style:font-size-asian="22pt" style:font-size-complex="22pt"/>
    </style:style>
    <style:style style:name="P5" style:family="paragraph">
      <style:paragraph-properties fo:margin-top="0.512cm" fo:margin-bottom="0.512cm"/>
      <style:text-properties fo:font-size="22pt" style:font-size-asian="22pt" style:font-size-complex="22pt"/>
    </style:style>
    <style:style style:name="P6" style:family="paragraph">
      <style:paragraph-properties fo:margin-top="0cm" fo:margin-bottom="0.397cm"/>
      <style:text-properties fo:font-size="22pt" style:font-size-asian="22pt" style:font-size-complex="22pt"/>
    </style:style>
    <style:style style:name="P7" style:family="paragraph">
      <style:text-properties fo:font-size="18pt" style:font-size-asian="18pt" style:font-size-complex="18pt"/>
    </style:style>
    <style:style style:name="P8" style:family="paragraph">
      <style:paragraph-properties fo:margin-top="0cm" fo:margin-bottom="0cm"/>
      <style:text-properties fo:font-size="18pt" style:font-size-asian="18pt" style:font-size-complex="18pt"/>
    </style:style>
    <style:style style:name="P9" style:family="paragraph">
      <style:text-properties fo:font-size="15pt" style:font-size-asian="15pt" style:font-size-complex="15pt"/>
    </style:style>
    <style:style style:name="P10" style:family="paragraph">
      <style:paragraph-properties fo:margin-top="0cm" fo:margin-bottom="0cm"/>
      <style:text-properties fo:font-size="15pt" style:font-size-asian="15pt" style:font-size-complex="15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paragraph-properties fo:margin-top="0cm" fo:margin-bottom="0cm"/>
      <style:text-properties fo:font-size="14pt" style:font-size-asian="14pt" style:font-size-complex="14pt"/>
    </style:style>
    <style:style style:name="P14" style:family="paragraph">
      <style:paragraph-properties fo:margin-top="0cm" fo:margin-bottom="0cm"/>
      <style:text-properties fo:font-size="20pt" style:font-size-asian="20pt" style:font-size-complex="20pt"/>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22pt" style:font-size-asian="22pt" style:font-size-complex="22pt"/>
    </style:style>
    <style:style style:name="T4" style:family="text">
      <style:text-properties fo:font-size="15pt" style:font-size-asian="15pt" style:font-size-complex="15pt"/>
    </style:style>
    <style:style style:name="T5" style:family="text">
      <style:text-properties fo:font-size="20pt" style:font-size-asian="20pt" style:font-size-complex="20pt"/>
    </style:style>
    <style:style style:name="T6"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git init</text:p>
          </draw:text-box>
        </draw:frame>
        <draw:frame presentation:style-name="pr2" draw:text-style-name="P2" draw:layer="layout" svg:width="25.199cm" svg:height="12.179cm" svg:x="1.4cm" svg:y="4.914cm" presentation:class="outline">
          <draw:text-box>
            <text:p text:style-name="P1"><text:span text:style-name="T1">Transform the current directory into a Git repository. This adds a .git folder to the current directory and makes it possible to start recording revisions of the project.</text:span></text:p>
          </draw:text-box>
        </draw:frame>
        <presentation:notes draw:style-name="dp2">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presentation:user-transformed="true">
          <draw:text-box>
            <text:p>git clone</text:p>
          </draw:text-box>
        </draw:frame>
        <draw:frame presentation:style-name="pr2" draw:text-style-name="P2" draw:layer="layout" svg:width="25.199cm" svg:height="12.179cm" svg:x="1.4cm" svg:y="4.914cm" presentation:class="outline" presentation:user-transformed="true">
          <draw:text-box>
            <text:list text:style-name="L2">
              <text:list-item>
                <text:p text:style-name="P2"><text:span text:style-name="T1">The git clone command copies an existing Git repository.</text:span></text:p>
              </text:list-item>
              <text:list-item>
                <text:p text:style-name="P2"><text:span text:style-name="T1">As a convenience, cloning automatically creates a remote connection called origin pointing back to the original repository. This makes it very easy to interact with a central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presentation:user-transformed="true">
          <draw:text-box>
            <text:p>git config</text:p>
          </draw:text-box>
        </draw:frame>
        <draw:frame presentation:style-name="pr2" draw:text-style-name="P3" draw:layer="layout" svg:width="25.199cm" svg:height="12.179cm" svg:x="1.4cm" svg:y="4.914cm" presentation:class="outline">
          <draw:text-box>
            <text:list text:style-name="L2">
              <text:list-item>
                <text:p text:style-name="P3"><text:span text:style-name="T2">The git config command lets you configure your Git installation (or an individual repository) from the command line.</text:span></text:p>
              </text:list-item>
              <text:list-item>
                <text:p text:style-name="P4"><text:span text:style-name="T2">git config --global user.name &lt;name&gt;</text:span></text:p>
                <text:p text:style-name="P4"><text:span text:style-name="T2">Define the author name to be used for all commits by the current user.</text:span></text:p>
                <text:p text:style-name="P4"><text:span text:style-name="T2"/></text:p>
              </text:list-item>
              <text:list-item>
                <text:p text:style-name="P4"><text:span text:style-name="T2">git config --global user.email &lt;email&gt;</text:span></text:p>
                <text:p text:style-name="P4"><text:span text:style-name="T2">Define the author email to be used for all commits by the current user.</text:span></text:p>
                <text:p text:style-name="P4"><text:span text:style-name="T2"/></text:p>
              </text:list-item>
              <text:list-item>
                <text:p text:style-name="P4"><text:span text:style-name="T2">git config --global alias.&lt;alias-name&gt; &lt;git-command&gt;</text:span></text:p>
                <text:p text:style-name="P4"><text:span text:style-name="T2">Create a shortcut for a Git command.</text:span></text:p>
                <text:p text:style-name="P4"><text:span text:style-name="T2"/></text:p>
              </text:list-item>
              <text:list-item>
                <text:p text:style-name="P4"><text:span text:style-name="T2">git config --system core.editor &lt;editor&gt;</text:span></text:p>
                <text:p text:style-name="P4"><text:span text:style-name="T2">Define the text editor used by commands like git commit for all users on the current machine. The &lt;editor&gt; argument should be the command that launches the desired editor.</text:span></text:p>
                <text:p text:style-name="P5"><text:span text:style-name="T2"/></text:p>
                <text:p text:style-name="P6"><text:span text:style-name="T3"/></text:p>
                <text:p text:style-name="P3"><text:span text:style-name="T3"/></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3.506cm" svg:x="1.4cm" svg:y="0.837cm" presentation:class="title" presentation:user-transformed="true">
          <draw:text-box>
            <text:p>git add</text:p>
          </draw:text-box>
        </draw:frame>
        <draw:frame presentation:style-name="pr2" draw:text-style-name="P7" draw:layer="layout" svg:width="25.199cm" svg:height="12.179cm" svg:x="1.4cm" svg:y="4.914cm" presentation:class="outline">
          <draw:text-box>
            <text:list text:style-name="L2">
              <text:list-item>
                <text:p text:style-name="P7"><text:span text:style-name="T2">The git add command adds a change in the working directory to the staging area. It tells Git that you want to include updates to a particular file in the next commit. </text:span></text:p>
              </text:list-item>
              <text:list-item>
                <text:p text:style-name="P8"><text:span text:style-name="T2">git add &lt;file&gt;</text:span></text:p>
                <text:p text:style-name="P8"><text:span text:style-name="T2">Stage all changes in &lt;file&gt; for the next commit.</text:span></text:p>
                <text:p text:style-name="P8"><text:span text:style-name="T2"/></text:p>
              </text:list-item>
              <text:list-item>
                <text:p text:style-name="P8"><text:span text:style-name="T2">git add &lt;directory&gt;</text:span></text:p>
                <text:p text:style-name="P8"><text:span text:style-name="T2">Stage all changes in &lt;directory&gt; for the next commit.</text:span></text:p>
                <text:p text:style-name="P8"><text:span text:style-name="T2"/></text:p>
              </text:list-item>
              <text:list-item>
                <text:p text:style-name="P8"><text:span text:style-name="T2">git add -p</text:span></text:p>
                <text:p text:style-name="P8"><text:span text:style-name="T2">Begin an interactive staging session that lets you choose portions of a file to add to the next commit. This will present you with a chunk of changes and prompt you for a command. Use y to stage the chunk, n to ignore the chunk, s to split it into smaller chunks, e to manually edit the chunk, and q to exit.</text:span></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3.506cm" svg:x="1.4cm" svg:y="0.837cm" presentation:class="title" presentation:user-transformed="true">
          <draw:text-box>
            <text:p>git commit</text:p>
          </draw:text-box>
        </draw:frame>
        <draw:frame presentation:style-name="pr2" draw:text-style-name="P9" draw:layer="layout" svg:width="25.199cm" svg:height="12.179cm" svg:x="1.4cm" svg:y="4.914cm" presentation:class="outline">
          <draw:text-box>
            <text:list text:style-name="L2">
              <text:list-item>
                <text:p text:style-name="P9"><text:span text:style-name="T4">The git commit command commits the staged snapshot to the project history. Committed snapshots can be thought of as “safe” versions of a project—Git will never change them unless you explicity ask it to.</text:span></text:p>
              </text:list-item>
              <text:list-item>
                <text:p text:style-name="P10"><text:span text:style-name="T4">git commit</text:span></text:p>
                <text:p text:style-name="P10"><text:span text:style-name="T4">Commit the staged snapshot. This will launch a text editor prompting you for a commit message. After you’ve entered a message, save the file and close the editor to create the actual commit. </text:span></text:p>
                <text:p text:style-name="P10"><text:span text:style-name="T4"/></text:p>
              </text:list-item>
              <text:list-item>
                <text:p text:style-name="P10"><text:span text:style-name="T4">git commit -m "&lt;message&gt;"</text:span></text:p>
                <text:p text:style-name="P10"><text:span text:style-name="T4">Commit the staged snapshot, but instead of launching a text editor, use &lt;message&gt; as the commit message.</text:span></text:p>
                <text:p text:style-name="P10"><text:span text:style-name="T4"/></text:p>
              </text:list-item>
              <text:list-item>
                <text:p text:style-name="P10"><text:span text:style-name="T4">git commit -a</text:span></text:p>
                <text:p text:style-name="P10"><text:span text:style-name="T4">Commit a snapshot of all changes in the working directory.</text:span></text:p>
                <text:p text:style-name="P10"><text:span text:style-name="T4"/></text:p>
              </text:list-item>
              <text:list-item>
                <text:p text:style-name="P10"><text:span text:style-name="T4">git commit --amend</text:span></text:p>
                <text:p text:style-name="P10"><text:span text:style-name="T4">Combine the staged changes with the previous commit and replace the previous commit with the resulting snapshot.</text:span></text:p>
                <text:p text:style-name="P10"><text:span text:style-name="T4"/></text:p>
              </text:list-item>
              <text:list-item>
                <text:p text:style-name="P10"><text:span text:style-name="T4"/></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layer="layout" svg:width="25.199cm" svg:height="3.506cm" svg:x="1.4cm" svg:y="0.837cm" presentation:class="title" presentation:user-transformed="true">
          <draw:text-box>
            <text:p>git status</text:p>
          </draw:text-box>
        </draw:frame>
        <draw:frame presentation:style-name="pr2" draw:text-style-name="P11" draw:layer="layout" svg:width="25.199cm" svg:height="12.179cm" svg:x="1.4cm" svg:y="4.914cm" presentation:class="outline">
          <draw:text-box>
            <text:list text:style-name="L2">
              <text:list-item>
                <text:p text:style-name="P11"><text:span text:style-name="T5">The git status command displays the state of the working directory and the staging area.</text:span></text:p>
              </text:list-item>
              <text:list-item>
                <text:p text:style-name="P11"><text:span text:style-name="T5">Git lets you completely ignore files by placing paths in a special file called .gitignore. </text:span></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3.506cm" svg:x="1.4cm" svg:y="0.837cm" presentation:class="title" presentation:user-transformed="true">
          <draw:text-box>
            <text:p>git log</text:p>
          </draw:text-box>
        </draw:frame>
        <draw:frame presentation:style-name="pr2" draw:text-style-name="P12" draw:layer="layout" svg:width="25.199cm" svg:height="12.179cm" svg:x="1.4cm" svg:y="4.914cm" presentation:class="outline">
          <draw:text-box>
            <text:list text:style-name="L2">
              <text:list-item>
                <text:p text:style-name="P12"><text:span text:style-name="T6">The git log command displays committed snapshots. It lets you list the project history, filter it, and search for specific changes.</text:span></text:p>
              </text:list-item>
              <text:list-item>
                <text:p text:style-name="P13"><text:span text:style-name="T6">git log -n &lt;limit&gt;</text:span></text:p>
                <text:p text:style-name="P13"><text:span text:style-name="T6">Limit the number of commits by &lt;limit&gt;</text:span></text:p>
                <text:p text:style-name="P13"><text:span text:style-name="T6"/></text:p>
              </text:list-item>
              <text:list-item>
                <text:p text:style-name="P13"><text:span text:style-name="T6">git log --oneline</text:span></text:p>
                <text:p text:style-name="P13"><text:span text:style-name="T6">Condense each commit to a single line. This is useful for getting a high-level overview of the project history.</text:span></text:p>
                <text:p text:style-name="P13"><text:span text:style-name="T6"/></text:p>
              </text:list-item>
              <text:list-item>
                <text:p text:style-name="P13"><text:span text:style-name="T6">git log --stat</text:span></text:p>
                <text:p text:style-name="P13"><text:span text:style-name="T6">Along with the ordinary git log information, include which files were altered and the relative number of lines that were added or deleted from each of them.</text:span></text:p>
                <text:p text:style-name="P13"><text:span text:style-name="T6"/></text:p>
              </text:list-item>
              <text:list-item>
                <text:p text:style-name="P13"><text:span text:style-name="T6">git log -p</text:span></text:p>
                <text:p text:style-name="P13"><text:span text:style-name="T6">Display the patch representing each commit.</text:span></text:p>
                <text:p text:style-name="P13"><text:span text:style-name="T6"/></text:p>
                <text:p text:style-name="P13"><text:span text:style-name="T6"/></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layer="layout" svg:width="25.199cm" svg:height="3.506cm" svg:x="1.4cm" svg:y="0.837cm" presentation:class="title" presentation:user-transformed="true">
          <draw:text-box>
            <text:p>git checkout</text:p>
          </draw:text-box>
        </draw:frame>
        <draw:frame presentation:style-name="pr2" draw:text-style-name="P11" draw:layer="layout" svg:width="25.199cm" svg:height="12.179cm" svg:x="1.4cm" svg:y="4.914cm" presentation:class="outline">
          <draw:text-box>
            <text:list text:style-name="L2">
              <text:list-item>
                <text:p text:style-name="P11"><text:span text:style-name="T5">The git checkout command serves three distinct functions: checking out files, checking out commits, and checking out branches. </text:span></text:p>
              </text:list-item>
              <text:list-item>
                <text:p text:style-name="P14"><text:span text:style-name="T5">git checkout master</text:span></text:p>
                <text:p text:style-name="P14"><text:span text:style-name="T5">Return to the master branch.</text:span></text:p>
                <text:p text:style-name="P14"><text:span text:style-name="T5"/></text:p>
              </text:list-item>
              <text:list-item>
                <text:p text:style-name="P14"><text:span text:style-name="T5">git checkout &lt;commit&gt; &lt;file&gt;</text:span></text:p>
                <text:p text:style-name="P14"><text:span text:style-name="T5">Check out a previous version of a file. </text:span></text:p>
                <text:p text:style-name="P14"><text:span text:style-name="T5"/></text:p>
              </text:list-item>
              <text:list-item>
                <text:p text:style-name="P14"><text:span text:style-name="T5">git checkout &lt;commit&gt;</text:span></text:p>
                <text:p text:style-name="P14"><text:span text:style-name="T5">Update all files in the working directory to match the specified commit. </text:span></text:p>
                <text:p text:style-name="P14"><text:span text:style-name="T5"/></text:p>
                <text:p text:style-name="P14"><text:span text:style-name="T5"/></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layer="layout" svg:width="25.199cm" svg:height="3.506cm" svg:x="1.4cm" svg:y="0.837cm" presentation:class="title" presentation:user-transformed="true">
          <draw:text-box>
            <text:p>git revert</text:p>
          </draw:text-box>
        </draw:frame>
        <draw:frame presentation:style-name="pr2" draw:text-style-name="P7" draw:layer="layout" svg:width="25.199cm" svg:height="12.179cm" svg:x="1.4cm" svg:y="4.914cm" presentation:class="outline">
          <draw:text-box>
            <text:list text:style-name="L2">
              <text:list-item>
                <text:p text:style-name="P7"><text:span text:style-name="T2">The git revert command undoes a committed snapshot. But, instead of removing the commit from the project history, it figures out how to undo the changes introduced by the commit and appends a new commit with the resulting content.</text:span></text:p>
              </text:list-item>
              <text:list-item>
                <text:p text:style-name="P8"><text:span text:style-name="T2">git revert &lt;commit&gt;</text:span></text:p>
                <text:p text:style-name="P8"><text:span text:style-name="T2">Generate a new commit that undoes all of the changes introduced in &lt;commit&gt;, then apply it to the current branch.</text:span></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layer="layout" svg:width="25.199cm" svg:height="3.506cm" svg:x="1.4cm" svg:y="0.837cm" presentation:class="title" presentation:user-transformed="true">
          <draw:text-box>
            <text:p>git reset</text:p>
          </draw:text-box>
        </draw:frame>
        <draw:frame presentation:style-name="pr2" draw:text-style-name="P9" draw:layer="layout" svg:width="25.199cm" svg:height="12.179cm" svg:x="1.4cm" svg:y="4.914cm" presentation:class="outline">
          <draw:text-box>
            <text:list text:style-name="L2">
              <text:list-item>
                <text:p text:style-name="P9"><text:span text:style-name="T4">When you undo with git reset here is no way to retrieve the original copy—it is a permanent undo. </text:span></text:p>
              </text:list-item>
              <text:list-item>
                <text:p text:style-name="P10"><text:span text:style-name="T4">git reset &lt;file&gt;</text:span></text:p>
                <text:p text:style-name="P10"><text:span text:style-name="T4">Remove the specified file from the staging area, but leave the working directory unchanged. </text:span></text:p>
                <text:p text:style-name="P10"><text:span text:style-name="T4"/></text:p>
              </text:list-item>
              <text:list-item>
                <text:p text:style-name="P10"><text:span text:style-name="T4">git reset</text:span></text:p>
                <text:p text:style-name="P10"><text:span text:style-name="T4">Reset the staging area to match the most recent commit, but leave the working directory unchanged. </text:span></text:p>
                <text:p text:style-name="P10"><text:span text:style-name="T4"/></text:p>
              </text:list-item>
              <text:list-item>
                <text:p text:style-name="P10"><text:span text:style-name="T4">git reset --hard</text:span></text:p>
                <text:p text:style-name="P10"><text:span text:style-name="T4">Reset the staging area and the working directory to match the most recent commit. In addition to unstaging changes, the --hard flag tells Git to overwrite all changes in the working directory, too.</text:span></text:p>
                <text:p text:style-name="P10"><text:span text:style-name="T4"/></text:p>
              </text:list-item>
              <text:list-item>
                <text:p text:style-name="P10"><text:span text:style-name="T4">git reset &lt;commit&gt;</text:span></text:p>
                <text:p text:style-name="P10"><text:span text:style-name="T4">Move the current branch tip backward to &lt;commit&gt;, reset the staging area to match, but leave the working directory alone.</text:span></text:p>
                <text:p text:style-name="P10"><text:span text:style-name="T4"/></text:p>
              </text:list-item>
              <text:list-item>
                <text:p text:style-name="P10"><text:span text:style-name="T4">git reset --hard &lt;commit&gt;</text:span></text:p>
                <text:p text:style-name="P10"><text:span text:style-name="T4">Move the current branch tip backward to &lt;commit&gt; and reset both the staging area and the working directory to match. </text:span></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3.506cm" svg:x="1.4cm" svg:y="0.837cm" presentation:class="title" presentation:user-transformed="true">
          <draw:text-box>
            <text:p>git clean</text:p>
          </draw:text-box>
        </draw:frame>
        <draw:frame presentation:style-name="pr2" draw:text-style-name="P9" draw:layer="layout" svg:width="25.199cm" svg:height="12.179cm" svg:x="1.4cm" svg:y="4.914cm" presentation:class="outline" presentation:user-transformed="true">
          <draw:text-box>
            <text:list text:style-name="L2">
              <text:list-item>
                <text:p text:style-name="P9"><text:span text:style-name="T4">The git clean command removes untracked files from your working directory.</text:span></text:p>
              </text:list-item>
              <text:list-item>
                <text:p text:style-name="P10"><text:span text:style-name="T4">git clean -n</text:span></text:p>
                <text:p text:style-name="P10"><text:span text:style-name="T4">This will show you which files are going to be removed without actually doing it.</text:span></text:p>
                <text:p text:style-name="P10"><text:span text:style-name="T4"/></text:p>
                <text:p text:style-name="P10"><text:span text:style-name="T4"/></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layer="layout" svg:width="25.199cm" svg:height="3.506cm" svg:x="1.4cm" svg:y="0.837cm" presentation:class="title" presentation:user-transformed="true">
          <draw:text-box>
            <text:p>git rebase</text:p>
          </draw:text-box>
        </draw:frame>
        <draw:frame presentation:style-name="pr2" draw:text-style-name="P11" draw:layer="layout" svg:width="25.199cm" svg:height="12.179cm" svg:x="1.4cm" svg:y="4.914cm" presentation:class="outline">
          <draw:text-box>
            <text:list text:style-name="L2">
              <text:list-item>
                <text:p text:style-name="P11"><text:span text:style-name="T5">Rebasing is the process of moving a branch to a new base commit.</text:span></text:p>
              </text:list-item>
              <text:list-item>
                <text:p text:style-name="P14"><text:span text:style-name="T5">git rebase &lt;base&gt;</text:span></text:p>
                <text:p text:style-name="P14"><text:span text:style-name="T5">Rebase the current branch onto &lt;base&gt;, which can be any kind of commit reference (an ID, a branch name, a tag, or a relative reference to HEAD). </text:span></text:p>
                <text:p text:style-name="P14"><text:span text:style-name="T5"/></text:p>
              </text:list-item>
              <text:list-item>
                <text:p text:style-name="P14"><text:span text:style-name="T5">git rebase -i &lt;base&gt;</text:span></text:p>
                <text:p text:style-name="P14"><text:span text:style-name="T5">Rebase the current branch onto &lt;base&gt;, but use an interactive rebasing session. This opens an editor where you can enter commands (described below) for each commit to be rebased.</text:span></text:p>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4" draw:layer="layout" svg:width="25.199cm" svg:height="3.506cm" svg:x="1.4cm" svg:y="0.837cm" presentation:class="title" presentation:user-transformed="true">
          <draw:text-box>
            <text:p>git reflog</text:p>
          </draw:text-box>
        </draw:frame>
        <draw:frame presentation:style-name="pr2" draw:text-style-name="P11" draw:layer="layout" svg:width="25.199cm" svg:height="12.179cm" svg:x="1.4cm" svg:y="4.914cm" presentation:class="outline">
          <draw:text-box>
            <text:list text:style-name="L2">
              <text:list-item>
                <text:p text:style-name="P11"><text:span text:style-name="T5">Git keeps track of updates to the tip of branches using a mechanism called reflog. This allows you to go back to changesets even though they are not referenced by any branch or tag.</text:span></text:p>
              </text:list-item>
              <text:list-item>
                <text:p text:style-name="P14"><text:span text:style-name="T5">git reflog</text:span></text:p>
                <text:p text:style-name="P14"><text:span text:style-name="T5">Show the reflog for the local repository.</text:span></text:p>
                <text:p text:style-name="P14"><text:span text:style-name="T5"/></text:p>
              </text:list-item>
              <text:list-item>
                <text:p text:style-name="P14"><text:span text:style-name="T5">git reflog --relative-date</text:span></text:p>
                <text:p text:style-name="P14"><text:span text:style-name="T5">Show the reflog with relative date information.</text:span></text:p>
                <text:p text:style-name="P14"><text:span text:style-name="T5"/></text:p>
                <text:p text:style-name="P14"><text:span text:style-name="T5"/></text:p>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layer="layout" svg:width="25.199cm" svg:height="3.506cm" svg:x="1.4cm" svg:y="0.837cm" presentation:class="title" presentation:user-transformed="true">
          <draw:text-box>
            <text:p>git remote</text:p>
          </draw:text-box>
        </draw:frame>
        <draw:frame presentation:style-name="pr2" draw:text-style-name="P12" draw:layer="layout" svg:width="25.199cm" svg:height="12.179cm" svg:x="1.4cm" svg:y="4.914cm" presentation:class="outline">
          <draw:text-box>
            <text:list text:style-name="L2">
              <text:list-item>
                <text:p text:style-name="P12"><text:span text:style-name="T6">The git remote command lets you create, view, and delete connections to other repositories.</text:span></text:p>
              </text:list-item>
              <text:list-item>
                <text:p text:style-name="P13"><text:span text:style-name="T6">git remote</text:span></text:p>
                <text:p text:style-name="P13"><text:span text:style-name="T6">List the remote connections you have to other repositories. </text:span></text:p>
                <text:p text:style-name="P13"><text:span text:style-name="T6"/></text:p>
              </text:list-item>
              <text:list-item>
                <text:p text:style-name="P13"><text:span text:style-name="T6">git remote -v</text:span></text:p>
                <text:p text:style-name="P13"><text:span text:style-name="T6">Same as the above command, but include the URL of each connection.</text:span></text:p>
                <text:p text:style-name="P13"><text:span text:style-name="T6"/></text:p>
              </text:list-item>
              <text:list-item>
                <text:p text:style-name="P13"><text:span text:style-name="T6">git remote add &lt;name&gt; &lt;url&gt;</text:span></text:p>
                <text:p text:style-name="P13"><text:span text:style-name="T6">Create a new connection to a remote repository. After adding a remote, you’ll be able to use &lt;name&gt; as a convenient shortcut for &lt;url&gt; in other Git commands.</text:span></text:p>
                <text:p text:style-name="P13"><text:span text:style-name="T6"/></text:p>
              </text:list-item>
              <text:list-item>
                <text:p text:style-name="P13"><text:span text:style-name="T6">git remote rm &lt;name&gt;</text:span></text:p>
                <text:p text:style-name="P13"><text:span text:style-name="T6">Remove the connection to the remote repository called &lt;name&gt;.</text:span></text:p>
                <text:p text:style-name="P13"><text:span text:style-name="T6"/></text:p>
              </text:list-item>
              <text:list-item>
                <text:p text:style-name="P13"><text:span text:style-name="T6">git remote rename &lt;old-name&gt; &lt;new-name&gt;</text:span></text:p>
                <text:p text:style-name="P13"><text:span text:style-name="T6">Rename a remote connection from &lt;old-name&gt; to &lt;new-name&gt;.</text:span></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layer="layout" svg:width="25.199cm" svg:height="3.506cm" svg:x="1.4cm" svg:y="0.837cm" presentation:class="title" presentation:user-transformed="true">
          <draw:text-box>
            <text:p>git fetch</text:p>
          </draw:text-box>
        </draw:frame>
        <draw:frame presentation:style-name="pr2" draw:text-style-name="P11" draw:layer="layout" svg:width="25.199cm" svg:height="12.179cm" svg:x="1.4cm" svg:y="4.914cm" presentation:class="outline">
          <draw:text-box>
            <text:list text:style-name="L2">
              <text:list-item>
                <text:p text:style-name="P11"><text:span text:style-name="T5">The git fetch command imports commits from a remote repository into your local repo. </text:span></text:p>
              </text:list-item>
            </text:list>
            <text:list text:style-name="L3">
              <text:list-item>
                <text:p text:style-name="P14"><text:span text:style-name="T5">git fetch &lt;remote&gt;</text:span></text:p>
                <text:p text:style-name="P14"><text:span text:style-name="T5">Fetch all of the branches from the repository. This also downloads all of the required commits and files from the other repository.</text:span></text:p>
                <text:p text:style-name="P14"><text:span text:style-name="T5"/></text:p>
              </text:list-item>
              <text:list-item>
                <text:p text:style-name="P14"><text:span text:style-name="T5">git fetch &lt;remote&gt; &lt;branch&gt;</text:span></text:p>
                <text:p text:style-name="P14"><text:span text:style-name="T5">Same as the above command, but only fetch the specified branch.</text:span></text:p>
                <text:p text:style-name="P14"><text:span text:style-name="T5"/></text:p>
                <text:p text:style-name="P14"><text:span text:style-name="T5"/></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layer="layout" svg:width="25.199cm" svg:height="3.506cm" svg:x="1.4cm" svg:y="0.837cm" presentation:class="title" presentation:user-transformed="true">
          <draw:text-box>
            <text:p>git pull</text:p>
          </draw:text-box>
        </draw:frame>
        <draw:frame presentation:style-name="pr2" draw:text-style-name="P14" draw:layer="layout" svg:width="25.199cm" svg:height="12.179cm" svg:x="1.4cm" svg:y="4.914cm" presentation:class="outline">
          <draw:text-box>
            <text:list text:style-name="L2">
              <text:list-item>
                <text:p text:style-name="P14"><text:span text:style-name="T5">git pull &lt;remote&gt;</text:span></text:p>
                <text:p text:style-name="P14"><text:span text:style-name="T5">Fetch the specified remote’s copy of the current branch and immediately merge it into the local copy.</text:span></text:p>
                <text:p text:style-name="P14"><text:span text:style-name="T5"/></text:p>
              </text:list-item>
              <text:list-item>
                <text:p text:style-name="P14"><text:span text:style-name="T5">git pull --rebase &lt;remote&gt;</text:span></text:p>
                <text:p text:style-name="P14"><text:span text:style-name="T5">Same as the above command, but instead of using git merge to integrate the remote branch with the local one, use git rebase.</text:span></text:p>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3.506cm" svg:x="1.4cm" svg:y="0.837cm" presentation:class="title" presentation:user-transformed="true">
          <draw:text-box>
            <text:p>git push</text:p>
          </draw:text-box>
        </draw:frame>
        <draw:frame presentation:style-name="pr2" draw:text-style-name="P11" draw:layer="layout" svg:width="25.199cm" svg:height="12.179cm" svg:x="1.4cm" svg:y="4.914cm" presentation:class="outline" presentation:user-transformed="true">
          <draw:text-box>
            <text:list text:style-name="L2">
              <text:list-item>
                <text:p text:style-name="P11"><text:span text:style-name="T5">Pushing is how you transfer commits from your local repository to a remote repo.</text:span></text:p>
              </text:list-item>
              <text:list-item>
                <text:p text:style-name="P14"><text:span text:style-name="T5">git push &lt;remote&gt; &lt;branch&gt;</text:span></text:p>
                <text:p text:style-name="P14"><text:span text:style-name="T5">Push the specified branch to &lt;remote&gt;, along with all of the necessary commits and internal objects. </text:span></text:p>
                <text:p text:style-name="P14"><text:span text:style-name="T5"/></text:p>
              </text:list-item>
              <text:list-item>
                <text:p text:style-name="P14"><text:span text:style-name="T5">git push &lt;remote&gt; --force</text:span></text:p>
                <text:p text:style-name="P14"><text:span text:style-name="T5">Same as the above command, but force the push even if it results in a non-fast-forward merge.</text:span></text:p>
                <text:p text:style-name="P14"><text:span text:style-name="T5"/></text:p>
              </text:list-item>
              <text:list-item>
                <text:p text:style-name="P14"><text:span text:style-name="T5">git push &lt;remote&gt; --all</text:span></text:p>
                <text:p text:style-name="P14"><text:span text:style-name="T5">Push all of your local branches to the specified remote.</text:span></text:p>
                <text:p text:style-name="P14"><text:span text:style-name="T5"/></text:p>
              </text:list-item>
              <text:list-item>
                <text:p text:style-name="P14"><text:span text:style-name="T5">git push &lt;remote&gt; --tags</text:span></text:p>
                <text:p text:style-name="P14"><text:span text:style-name="T5">The --tags flag sends all of your local tags to the remote repository.</text:span></text:p>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4" draw:layer="layout" svg:width="25.199cm" svg:height="3.506cm" svg:x="1.4cm" svg:y="0.837cm" presentation:class="title" presentation:user-transformed="true">
          <draw:text-box>
            <text:p>git branch</text:p>
          </draw:text-box>
        </draw:frame>
        <draw:frame presentation:style-name="pr2" draw:text-style-name="P11" draw:layer="layout" svg:width="25.199cm" svg:height="12.179cm" svg:x="1.4cm" svg:y="4.914cm" presentation:class="outline">
          <draw:text-box>
            <text:list text:style-name="L2">
              <text:list-item>
                <text:p text:style-name="P11"><text:span text:style-name="T5">The git branch command lets you create, list, rename, and delete branches.</text:span></text:p>
              </text:list-item>
              <text:list-item>
                <text:p text:style-name="P14"><text:span text:style-name="T5">git branch</text:span></text:p>
                <text:p text:style-name="P14"><text:span text:style-name="T5">List all of the branches in your repository.</text:span></text:p>
                <text:p text:style-name="P14"><text:span text:style-name="T5"/></text:p>
              </text:list-item>
              <text:list-item>
                <text:p text:style-name="P14"><text:span text:style-name="T5">git branch &lt;branch&gt;</text:span></text:p>
                <text:p text:style-name="P14"><text:span text:style-name="T5">Create a new branch called &lt;branch&gt;.</text:span></text:p>
                <text:p text:style-name="P14"><text:span text:style-name="T5"/></text:p>
              </text:list-item>
              <text:list-item>
                <text:p text:style-name="P14"><text:span text:style-name="T5">git branch -d &lt;branch&gt;</text:span></text:p>
                <text:p text:style-name="P14"><text:span text:style-name="T5">Delete the specified branch.</text:span></text:p>
                <text:p text:style-name="P14"><text:span text:style-name="T5"/></text:p>
              </text:list-item>
              <text:list-item>
                <text:p text:style-name="P14"><text:span text:style-name="T5">git branch -D &lt;branch&gt;</text:span></text:p>
                <text:p text:style-name="P14"><text:span text:style-name="T5">Force delete the specified branch, even if it has unmerged changes. </text:span></text:p>
                <text:p text:style-name="P14"><text:span text:style-name="T5"/></text:p>
              </text:list-item>
              <text:list-item>
                <text:p text:style-name="P14"><text:span text:style-name="T5">git branch -m &lt;branch&gt;</text:span></text:p>
                <text:p text:style-name="P14"><text:span text:style-name="T5">Rename the current branch to &lt;branch&gt;.</text:span></text:p>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4" draw:layer="layout" svg:width="25.199cm" svg:height="3.506cm" svg:x="1.4cm" svg:y="0.837cm" presentation:class="title" presentation:user-transformed="true">
          <draw:text-box>
            <text:p>git checkout</text:p>
          </draw:text-box>
        </draw:frame>
        <draw:frame presentation:style-name="pr2" draw:text-style-name="P11" draw:layer="layout" svg:width="25.199cm" svg:height="12.179cm" svg:x="1.4cm" svg:y="4.914cm" presentation:class="outline">
          <draw:text-box>
            <text:list text:style-name="L2">
              <text:list-item>
                <text:p text:style-name="P11"><text:span text:style-name="T5">The git checkout command lets you navigate between the branches created by git branch.</text:span></text:p>
              </text:list-item>
              <text:list-item>
                <text:p text:style-name="P14"><text:span text:style-name="T5">git checkout &lt;existing-branch&gt;</text:span></text:p>
                <text:p text:style-name="P14"><text:span text:style-name="T5">Check out the specified branch, which should have already been created with git branch.</text:span></text:p>
                <text:p text:style-name="P14"><text:span text:style-name="T5"/></text:p>
              </text:list-item>
              <text:list-item>
                <text:p text:style-name="P14"><text:span text:style-name="T5">git checkout -b &lt;new-branch&gt;</text:span></text:p>
                <text:p text:style-name="P14"><text:span text:style-name="T5">Create and check out &lt;new-branch&gt;.</text:span></text:p>
                <text:p text:style-name="P14"><text:span text:style-name="T5"/></text:p>
                <text:p text:style-name="P14"><text:span text:style-name="T5"/></text:p>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4" draw:layer="layout" svg:width="25.199cm" svg:height="3.506cm" svg:x="1.4cm" svg:y="0.837cm" presentation:class="title" presentation:user-transformed="true">
          <draw:text-box>
            <text:p>git merge</text:p>
          </draw:text-box>
        </draw:frame>
        <draw:frame presentation:style-name="pr2" draw:text-style-name="P11" draw:layer="layout" svg:width="25.199cm" svg:height="12.179cm" svg:x="1.4cm" svg:y="4.914cm" presentation:class="outline">
          <draw:text-box>
            <text:list text:style-name="L2">
              <text:list-item>
                <text:p text:style-name="P11"><text:span text:style-name="T5">The git merge command lets you take the independent lines of development created by git branch and integrate them into a single branch.</text:span></text:p>
              </text:list-item>
              <text:list-item>
                <text:p text:style-name="P14"><text:span text:style-name="T5">git merge &lt;branch&gt;</text:span></text:p>
                <text:p text:style-name="P14"><text:span text:style-name="T5">Merge the specified branch into the current branch.</text:span></text:p>
                <text:p text:style-name="P14"><text:span text:style-name="T5"/></text:p>
              </text:list-item>
              <text:list-item>
                <text:p text:style-name="P14"><text:span text:style-name="T5">git merge --no-ff &lt;branch&gt;</text:span></text:p>
                <text:p text:style-name="P14"><text:span text:style-name="T5">Merge the specified branch into the current branch, but always generate a merge commit (even if it was a fast-forward merge).</text:span></text:p>
                <text:p text:style-name="P14"><text:span text:style-name="T5"/></text:p>
              </text:list-item>
              <text:list-item>
                <text:p text:style-name="P14"><text:span text:style-name="T5">A fast-forward merge can occur when there is a linear path from the current branch tip to the target branch. Instead of “actually” merging the branches, all Git has to do to integrate the histories is move (i.e., “fast forward”) the current branch tip up to the target branch tip. </text:span></text:p>
                <text:p text:style-name="P14"><text:span text:style-name="T5"/></text:p>
              </text:list-item>
              <text:list-item>
                <text:p text:style-name="P14"><text:span text:style-name="T5">3-way merges use a dedicated commit to tie together the two histories.</text:span></text:p>
              </text:list-item>
            </text:list>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7T16:41:08.989984891</meta:creation-date>
    <dc:date>2016-01-27T19:17:30.391322205</dc:date>
    <meta:editing-duration>PT5M14S</meta:editing-duration>
    <meta:editing-cycles>1</meta:editing-cycles>
    <meta:document-statistic meta:object-count="100"/>
    <meta:generator>LibreOffice/4.2.8.2$Linux_X86_64 LibreOffice_project/420m0$Build-2</meta:generator>
  </office:meta>
</office:document-meta>
</file>